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8f9d" officeooo:paragraph-rsid="000b8f9d"/>
    </style:style>
    <style:style style:name="P2" style:family="paragraph" style:parent-style-name="Standard">
      <style:paragraph-properties fo:text-align="end" style:justify-single-word="false"/>
      <style:text-properties officeooo:rsid="000b8f9d" officeooo:paragraph-rsid="000b8f9d"/>
    </style:style>
    <style:style style:name="P3" style:family="paragraph" style:parent-style-name="Standard">
      <style:text-properties officeooo:rsid="000b8f9d" officeooo:paragraph-rsid="000cf31f"/>
    </style:style>
    <style:style style:name="P4" style:family="paragraph" style:parent-style-name="Standard">
      <style:text-properties officeooo:rsid="000cf31f" officeooo:paragraph-rsid="000cf31f"/>
    </style:style>
    <style:style style:name="P5" style:family="paragraph" style:parent-style-name="Standard">
      <style:text-properties officeooo:rsid="000e27bc" officeooo:paragraph-rsid="000e27bc"/>
    </style:style>
    <style:style style:name="T1" style:family="text">
      <style:text-properties officeooo:rsid="000cf31f"/>
    </style:style>
    <style:style style:name="T2" style:family="text">
      <style:text-properties officeooo:rsid="000e27bc"/>
    </style:style>
    <style:style style:name="T3" style:family="text">
      <style:text-properties officeooo:rsid="000ff2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ligência Artificial – CK0031 – Homework 01</text:p>
      <text:p text:style-name="P1">Alberto Luiz Rigotto T. - 362949</text:p>
      <text:p text:style-name="P1"/>
      <text:p text:style-name="P1">01.01</text:p>
      <text:p text:style-name="P1"><text:tab/>a) Falso. Considerando a definição de comportamento racional, no qual para uma certa premissa, há uma conclusão <text:span text:style-name="T2">que é positiva para o alcance da meta do agente</text:span>, a premissa não precisa ser completa, ou sobre todo o ambiente para levar para uma conclusão <text:span text:style-name="T2">positiva</text:span>. Só depende do rule set do agente. Um agente de reflexo, por exemplo, <text:span text:style-name="T1">em geral, é</text:span> racional e não precisa saber (ou usa) o estado de ~todo~ o ambiente para agir.</text:p>
      <text:p text:style-name="P1"/>
      <text:p text:style-name="P1"><text:tab/>b) <text:span text:style-name="T1">Verdadeiro. Suponha que temos um drone para resgatar pessoas e toda vez que ele dá encontra um obstáculo, ele gira 90º para a esquerda. Agora suponha a seguinte situação:</text:span></text:p>
      <text:p text:style-name="P3"><text:tab/>_________________</text:p>
      <text:p text:style-name="P3"><text:span text:style-name="T1"><text:tab/>|<text:tab/><text:tab/><text:tab/>|</text:span></text:p>
      <text:p text:style-name="P1"><text:tab/><text:span text:style-name="T1">|<text:tab/> <text:s text:c="4"/>P<text:tab/><text:tab/>|<text:line-break/><text:tab/>| <text:s text:c="15"/>D P<text:tab/> <text:s text:c="11"/>|</text:span></text:p>
      <text:p text:style-name="P4"><text:tab/>|<text:tab/> <text:s text:c="4"/>C<text:tab/><text:tab/>|</text:p>
      <text:p text:style-name="P4"><text:tab/>|________C________|</text:p>
      <text:p text:style-name="P4"/>
      <text:p text:style-name="P4">D = Drone.</text:p>
      <text:p text:style-name="P4">P = Pedra.</text:p>
      <text:p text:style-name="P4">C = Caminho do Drone.</text:p>
      <text:p text:style-name="P4">Nesse caso, um agente reflexivo, voltaria para o caminho que ele já tinha percorrido, e com isso, não teria chance de resgatar humanos, ou seja, executaria uma ação iracional.</text:p>
      <text:p text:style-name="P4"/>
      <text:p text:style-name="P4"><text:span text:style-name="T2"><text:tab/>c) Verdadeiro. Basta considerar um ambiente onde qualquer ação de qualquer agente, dá o mesmo exato resultado para todos. Dessa forma, qualquer ação levando a mesma coisa, não há como tomar ações negativas. Todas as ações são iguais, então não existe o conceito de ação negativa ou positiva nesse ambiente.</text:span></text:p>
      <text:p text:style-name="P4"/>
      <text:p text:style-name="P5"><text:tab/>d) Falso. <text:span text:style-name="T3">A entrada para a função de um agente na verdade é todo o histórico de percepções, já a entrada para o programa de um agente é apenas a percepção atual do agente. Claro que pode-se usar memória e com isso usar parte (ou todo) o histórico de percepções no programa do agente, mas isso é de responsabilidade do programa guardar.</text:span></text:p>
      <text:p text:style-name="P5"/>
      <text:p text:style-name="P5"><text:tab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4:50:42.387000000</meta:creation-date>
    <dc:date>2016-09-26T15:50:29.734000000</dc:date>
    <meta:editing-duration>PT13M46S</meta:editing-duration>
    <meta:editing-cycles>1</meta:editing-cycles>
    <meta:document-statistic meta:table-count="0" meta:image-count="0" meta:object-count="0" meta:page-count="1" meta:paragraph-count="17" meta:word-count="283" meta:character-count="1644" meta:non-whitespace-character-count="1323"/>
    <meta:generator>LibreOffice/4.2.6.3$Windows_x86 LibreOffice_project/3fd416d4c6db7d3204c17ce57a1d70f6e531ee21</meta:generator>
  </office:meta>
</office:document-meta>
</file>